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3777*"/>
    </style:style>
    <style:style style:name="Table411.B" style:family="table-column">
      <style:table-column-properties style:column-width="12.293cm" style:rel-column-width="6998*"/>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3081*"/>
    </style:style>
    <style:style style:name="Table412.B" style:family="table-column">
      <style:table-column-properties style:column-width="13.515cm" style:rel-column-width="7694*"/>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2" style:family="paragraph" style:parent-style-name="Table_20_Contents">
      <style:text-properties style:font-name="Courier New" fo:font-weight="bold" style:font-name-asian="Courier New" style:font-weight-asian="bold" style:font-weight-complex="bold"/>
    </style:style>
    <style:style style:name="P63" style:family="paragraph" style:parent-style-name="Table_20_Contents">
      <style:text-properties style:language-asian="ja" style:country-asian="JP"/>
    </style:style>
    <style:style style:name="P64" style:family="paragraph" style:parent-style-name="Table_20_Contents">
      <style:text-properties style:language-asian="zh" style:country-asian="CN"/>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style:style>
    <style:style style:name="T35" style:family="text">
      <style:text-properties fo:font-size="10.5pt" fo:font-weight="normal" style:font-size-asian="10.5pt" style:font-weight-asian="normal" style:font-size-complex="10.5pt" style:font-weight-complex="normal"/>
    </style:style>
    <style:style style:name="T36" style:family="text">
      <style:text-properties fo:font-size="10.5pt" fo:font-weight="normal" style:font-size-asian="10.5pt" style:font-weight-asian="normal" style:font-name-complex="Courier New1" style:font-size-complex="10.5pt" style:font-weight-complex="normal"/>
    </style:style>
    <style:style style:name="T37" style:family="text">
      <style:text-properties style:font-name="Times New Roman1"/>
    </style:style>
    <style:style style:name="T38" style:family="text">
      <style:text-properties style:font-name="Times New Roman"/>
    </style:style>
    <style:style style:name="T39" style:family="text">
      <style:text-properties style:font-name-complex="Times New Roman"/>
    </style:style>
    <style:style style:name="T40" style:family="text">
      <style:text-properties fo:font-weight="normal"/>
    </style:style>
    <style:style style:name="T41" style:family="text">
      <style:text-properties style:font-size-asian="10.5pt"/>
    </style:style>
    <style:style style:name="T42" style:family="text">
      <style:text-properties style:font-weight-asian="normal"/>
    </style:style>
    <style:style style:name="T43" style:family="text">
      <style:text-properties style:font-size-complex="10.5pt"/>
    </style:style>
    <style:style style:name="T44"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258901"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4142769"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132052" text:continue-numbering="true" text:style-name="WW8Num13">
        <text:list-item>
          <text:list>
            <text:list-item>
              <text:h text:style-name="P6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133067"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127485"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128664"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126975"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146715"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130566"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13296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129914"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11997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145430"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4119870"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144112"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141856"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115901"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32829"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136311"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136058"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127988"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5"><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5">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6">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6">这个函数只能应用于随机访问迭代器。当迭代器是无效迭代器的时候，函数的行为是未定义的。迭代器与下标</text:span><text:span text:style-name="T36">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6">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6">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129856"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6">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6">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6">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6">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6">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6">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6">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6">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6">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6">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6">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6">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6">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24872"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124401"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7">β</text:span> * old_size + (1- <text:span text:style-name="T37">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7">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131149"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4135992"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136328"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132195"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4144564"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19744"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137568"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133419"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4146984"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131335"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4133305"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4123104"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42388"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4142436"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4142894"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4125173"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4124134"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4125130"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4147933"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24563"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4135141"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4137503"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4117910"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4125416"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4146679"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413450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39610"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4127408"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4117084"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4123273"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4135157"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23547"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4117004"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4119520"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4144739"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4141214"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28684"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4130984"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
      <text:list xml:id="list34134341" text:continue-numbering="true" text:style-name="WW8Num13">
        <text:list-item>
          <text:list>
            <text:list-item>
              <text:h text:style-name="P52" text:outline-level="2"><text:span text:style-name="T6">basic_string</text:span>迭代器</text:h>
            </text:list-item>
          </text:list>
        </text:list-item>
      </text:list>
      <text:p text:style-name="P21"><text:tab/>basic_string迭代器与vector迭代器相同，但是它有自己的容器类型。</text:p>
      <text:p text:style-name="P21"/>
      <text:list xml:id="list34134639"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4126692"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63">basic_string_init_cstr</text:p>
          </table:table-cell>
          <table:table-cell table:style-name="Table411.B2" office:value-type="string">
            <text:p text:style-name="Table_20_Contents">使用指定的数据串初始化basic_string容器。</text:p>
          </table:table-cell>
        </table:table-row>
        <text:soft-page-break/>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63">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ext:soft-page-break/>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ext:soft-page-break/>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ext:soft-page-break/>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
      <text:p text:style-name="P21"/>
      <text:p text:style-name="P21"/>
      <text:list xml:id="list3411593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soft-page-break/><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text:soft-page-break/>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text:soft-page-break/>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soft-page-break/><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4"><text:span text:style-name="T35"><text:tab/>it_first和it_second必须是属于同一个basic_string的有效迭代器，否则函数的行为是未定义的。当it_first &lt; it_econd 的时候返回值小于0，it_first == it_second时返回值等于0，it_first &gt; it_second时返回值大于0。</text:span></text:p>
      <text:p text:style-name="P21"/>
      <text:list xml:id="list34140790" text:continue-numbering="true" text:style-name="WW8Num13">
        <text:list-item>
          <text:list>
            <text:list-item>
              <text:h text:style-name="P55" text:outline-level="2">内部和辅助接口</text:h>
            </text:list-item>
          </text:list>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4143758"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9236176"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146224" text:continue-list="list34143758" text:style-name="WW8Num13">
        <text:list-item>
          <text:list>
            <text:list-item>
              <text:h text:style-name="P58" text:outline-level="2"><text:span text:style-name="T6">libcstl 2.1</text:span><text:span text:style-name="T3">改善</text:span></text:h>
            </text:list-item>
          </text:list>
        </text:list-item>
      </text:list>
      <text:list xml:id="list29243322" text:style-name="L2">
        <text:list-item>
          <text:p text:style-name="P44">容器初始化后占用的内存过大。在2.1中间内存管理作为可选项使用。默认不使用内存管理。</text:p>
        </text:list-item>
        <text:list-item>
          <text:p text:style-name="P44"><text:soft-page-break/>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142927" text:continue-list="list34146224" text:style-name="WW8Num13">
        <text:list-item>
          <text:list>
            <text:list-item>
              <text:h text:style-name="P58" text:outline-level="2"><text:span text:style-name="T6">libcstl 2.1</text:span><text:span text:style-name="T3">代码的优化</text:span></text:h>
            </text:list-item>
          </text:list>
        </text:list-item>
      </text:list>
      <text:list xml:id="list34140626" text:continue-list="list29243322"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text:soft-page-break/>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134618" text:continue-list="list34142927"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ext:soft-page-break/>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20T14:00:53.53</dc:date>
    <meta:editing-cycles>1734</meta:editing-cycles>
    <meta:editing-duration>PT392H36M24S</meta:editing-duration>
    <meta:generator>OpenOffice.org/3.2$Win32 OpenOffice.org_project/320m18$Build-9502</meta:generator>
    <dc:creator>Wang Bo</dc:creator>
    <meta:document-statistic meta:table-count="478" meta:image-count="41" meta:object-count="0" meta:page-count="213" meta:paragraph-count="6458" meta:word-count="52048" meta:character-count="187909"/>
  </office:meta>
</office:document-meta>
</file>